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0203c" officeooo:paragraph-rsid="0000203c"/>
    </style:style>
    <style:style style:name="P2" style:family="paragraph" style:parent-style-name="Standard">
      <style:text-properties officeooo:rsid="00297dd3" officeooo:paragraph-rsid="0000203c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normal" officeooo:rsid="00009096" officeooo:paragraph-rsid="00009096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style:text-underline-style="solid" style:text-underline-width="auto" style:text-underline-color="font-color" fo:font-weight="normal" officeooo:rsid="00009096" officeooo:paragraph-rsid="00149ddd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style:text-underline-style="solid" style:text-underline-width="auto" style:text-underline-color="font-color" officeooo:rsid="00127164" officeooo:paragraph-rsid="00127164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297dd3" officeooo:paragraph-rsid="0000203c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officeooo:rsid="0000203c" officeooo:paragraph-rsid="0000203c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009096" officeooo:paragraph-rsid="00009096"/>
    </style:style>
    <style:style style:name="P9" style:family="paragraph" style:parent-style-name="Standard">
      <style:text-properties officeooo:rsid="00009096" officeooo:paragraph-rsid="00149ddd"/>
    </style:style>
    <style:style style:name="P10" style:family="paragraph" style:parent-style-name="Standard">
      <style:text-properties officeooo:rsid="0001bffc" officeooo:paragraph-rsid="0001bffc"/>
    </style:style>
    <style:style style:name="P11" style:family="paragraph" style:parent-style-name="Standard">
      <style:text-properties officeooo:rsid="00038091" officeooo:paragraph-rsid="00038091"/>
    </style:style>
    <style:style style:name="P12" style:family="paragraph" style:parent-style-name="Standard">
      <style:paragraph-properties fo:text-align="center" style:justify-single-word="false"/>
      <style:text-properties officeooo:rsid="00038091" officeooo:paragraph-rsid="000cf124"/>
    </style:style>
    <style:style style:name="P13" style:family="paragraph" style:parent-style-name="Standard">
      <style:text-properties officeooo:rsid="000c2582" officeooo:paragraph-rsid="000443d3"/>
    </style:style>
    <style:style style:name="P14" style:family="paragraph" style:parent-style-name="Standard">
      <style:text-properties officeooo:rsid="000443d3" officeooo:paragraph-rsid="000443d3"/>
    </style:style>
    <style:style style:name="P15" style:family="paragraph" style:parent-style-name="Standard">
      <style:text-properties officeooo:rsid="0008591f" officeooo:paragraph-rsid="0008591f"/>
    </style:style>
    <style:style style:name="P16" style:family="paragraph" style:parent-style-name="Standard">
      <style:text-properties officeooo:rsid="000edb70" officeooo:paragraph-rsid="0008591f"/>
    </style:style>
    <style:style style:name="P17" style:family="paragraph" style:parent-style-name="Standard">
      <style:text-properties officeooo:rsid="00149ddd" officeooo:paragraph-rsid="00149ddd"/>
    </style:style>
    <style:style style:name="P18" style:family="paragraph" style:parent-style-name="Table_20_Contents">
      <style:paragraph-properties fo:text-align="end" style:justify-single-word="false"/>
    </style:style>
    <style:style style:name="P19" style:family="paragraph" style:parent-style-name="Table_20_Contents">
      <style:paragraph-properties fo:text-align="end" style:justify-single-word="false"/>
      <style:text-properties officeooo:paragraph-rsid="000cf124"/>
    </style:style>
    <style:style style:name="T1" style:family="text">
      <style:text-properties officeooo:rsid="00447ad1"/>
    </style:style>
    <style:style style:name="T2" style:family="text">
      <style:text-properties officeooo:rsid="000443d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5cd9a"/>
    </style:style>
    <style:style style:name="T5" style:family="text">
      <style:text-properties officeooo:rsid="0008591f"/>
    </style:style>
    <style:style style:name="T6" style:family="text">
      <style:text-properties officeooo:rsid="000bbe0e"/>
    </style:style>
    <style:style style:name="T7" style:family="text">
      <style:text-properties officeooo:rsid="00149d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How</text:span> different kinds of progression systems in video games attract different types of Players</text:p>
      <text:p text:style-name="P2"/>
      <text:p text:style-name="P7">Research survey:</text:p>
      <text:p text:style-name="P1"/>
      <text:p text:style-name="P5">Participant Information: </text:p>
      <text:p text:style-name="P1"/>
      <text:p text:style-name="P1"><text:span text:style-name="T2">Full </text:span>Name: </text:p>
      <text:p text:style-name="P1"/>
      <text:p text:style-name="P1">Occupation: </text:p>
      <text:p text:style-name="P1"/>
      <text:p text:style-name="P10"><text:span text:style-name="T3">Player Type Test:</text:span></text:p>
      <text:p text:style-name="P10"/>
      <text:p text:style-name="P14">Please take the following Test and <text:span text:style-name="T4">write</text:span> down your results <text:span text:style-name="T6">in percent</text:span>:</text:p>
      <text:p text:style-name="P13"><text:a xlink:type="simple" xlink:href="https://matthewbarr.co.uk/bartle/" text:style-name="Internet_20_link" text:visited-style-name="Visited_20_Internet_20_Link">https://matthewbarr.co.uk/bartle/</text:a> </text:p>
      <text:p text:style-name="P11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2">Killer</text:p>
          </table:table-cell>
          <table:table-cell table:style-name="Tabelle1.B1" office:value-type="string">
            <text:p text:style-name="P18">%</text:p>
          </table:table-cell>
        </table:table-row>
        <table:table-row>
          <table:table-cell table:style-name="Tabelle1.A2" office:value-type="string">
            <text:p text:style-name="P12">Achiever</text:p>
          </table:table-cell>
          <table:table-cell table:style-name="Tabelle1.B2" office:value-type="string">
            <text:p text:style-name="P19">%</text:p>
          </table:table-cell>
        </table:table-row>
        <table:table-row>
          <table:table-cell table:style-name="Tabelle1.A2" office:value-type="string">
            <text:p text:style-name="P12">Socialiser</text:p>
          </table:table-cell>
          <table:table-cell table:style-name="Tabelle1.B2" office:value-type="string">
            <text:p text:style-name="P19">%</text:p>
          </table:table-cell>
        </table:table-row>
        <table:table-row>
          <table:table-cell table:style-name="Tabelle1.A2" office:value-type="string">
            <text:p text:style-name="P12">Explorer</text:p>
          </table:table-cell>
          <table:table-cell table:style-name="Tabelle1.B2" office:value-type="string">
            <text:p text:style-name="P19">%</text:p>
          </table:table-cell>
        </table:table-row>
      </table:table>
      <text:p text:style-name="P11"/>
      <text:p text:style-name="P1"/>
      <text:p text:style-name="P1"/>
      <text:p text:style-name="P3"><text:span text:style-name="T5">Demo evaluation</text:span>:</text:p>
      <text:p text:style-name="P8"/>
      <text:p text:style-name="P15">Please rank the systems showcased in the demo based on how much you liked them.</text:p>
      <text:p text:style-name="P15">“1.” represents the most liked and “5.” the least.</text:p>
      <text:p text:style-name="P15"/>
      <text:p text:style-name="P15"/>
      <text:p text:style-name="P15">1.: </text:p>
      <text:p text:style-name="P15"/>
      <text:p text:style-name="P15">2.: </text:p>
      <text:p text:style-name="P15"/>
      <text:p text:style-name="P15">3.: </text:p>
      <text:p text:style-name="P15"/>
      <text:p text:style-name="P15">4.: </text:p>
      <text:p text:style-name="P15"/>
      <text:p text:style-name="P15">5.: </text:p>
      <text:p text:style-name="P15"/>
      <text:p text:style-name="P16"/>
      <text:p text:style-name="P8"/>
      <text:p text:style-name="P4"><text:span text:style-name="T7">Use of Data</text:span>:</text:p>
      <text:p text:style-name="P9"/>
      <text:p text:style-name="P17">The collected data will be used for research purposes. Should any problems with the given information arise, a message containing what parts of the should be changed or deleted will suffice to ensure the desired action is take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05T15:01:44.251000000</dc:date>
    <meta:editing-duration>PT50M40S</meta:editing-duration>
    <meta:editing-cycles>17</meta:editing-cycles>
    <meta:generator>LibreOffice/7.4.2.3$Windows_X86_64 LibreOffice_project/382eef1f22670f7f4118c8c2dd222ec7ad009daf</meta:generator>
    <meta:document-statistic meta:table-count="1" meta:image-count="0" meta:object-count="0" meta:page-count="1" meta:paragraph-count="26" meta:word-count="117" meta:character-count="718" meta:non-whitespace-character-count="618"/>
  </office:meta>
</office:document-meta>
</file>